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0000000300D1A4F8A600D53285.jpg" manifest:media-type="image/jpeg"/>
  <manifest:file-entry manifest:full-path="Pictures/10000201000000C800000038D046C8376240DA2E.png" manifest:media-type="image/png"/>
  <manifest:file-entry manifest:full-path="Pictures/100002010000012C0000012CD115707560494350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HP_25_20Akademija_25_20template_25_20v42-title">
      <style:graphic-properties fo:min-height="4.508cm"/>
    </style:style>
    <style:style style:name="pr2" style:family="presentation" style:parent-style-name="PHP_25_20Akademija_25_20template_25_20v42-subtitle">
      <style:graphic-properties draw:fill-color="#ffffff" fo:min-height="3.4cm"/>
    </style:style>
    <style:style style:name="pr3" style:family="presentation" style:parent-style-name="PHP_25_20Akademija_25_20template_25_20v42-notes">
      <style:graphic-properties draw:fill-color="#ffffff" draw:auto-grow-height="true" fo:min-height="13.364cm"/>
    </style:style>
    <style:style style:name="pr4" style:family="presentation" style:parent-style-name="PHP_25_20Akademija_25_20template_25_20v41-title">
      <style:graphic-properties draw:auto-grow-height="true" fo:min-height="2.508cm"/>
    </style:style>
    <style:style style:name="pr5" style:family="presentation" style:parent-style-name="PHP_25_20Akademija_25_20template_25_20v41-outline1">
      <style:graphic-properties fo:min-height="15.409cm"/>
    </style:style>
    <style:style style:name="pr6" style:family="presentation" style:parent-style-name="PHP_25_20Akademija_25_20template_25_20v41-notes">
      <style:graphic-properties draw:fill-color="#ffffff" draw:auto-grow-height="true" fo:min-height="13.364cm"/>
    </style:style>
    <style:style style:name="pr7" style:family="presentation" style:parent-style-name="PHP_25_20Akademija_25_20template_25_20v41-outline1">
      <style:graphic-properties fo:min-height="19.75cm"/>
    </style:style>
    <style:style style:name="pr8" style:family="presentation" style:parent-style-name="PHP_25_20Akademija_25_20template_25_20v41-notes">
      <style:graphic-properties draw:fill-color="#ffffff" fo:min-height="13.364cm"/>
    </style:style>
    <style:style style:name="pr9" style:family="presentation" style:parent-style-name="PHP_25_20Akademija_25_20template_25_20v41-title">
      <style:graphic-properties fo:min-height="2.508cm"/>
    </style:style>
    <style:style style:name="co1" style:family="table-column">
      <style:table-column-properties style:column-width="15.782cm" style:use-optimal-column-width="false"/>
    </style:style>
    <style:style style:name="co2" style:family="table-column">
      <style:table-column-properties style:column-width="15.812cm" style:use-optimal-column-width="false"/>
    </style:style>
    <style:style style:name="ro1" style:family="table-row">
      <style:table-row-properties style:row-height="2.581cm"/>
    </style:style>
    <style:style style:name="ro2" style:family="table-row">
      <style:table-row-properties style:row-height="3.588cm"/>
    </style:style>
    <style:style style:name="ro3" style:family="table-row">
      <style:table-row-properties style:row-height="4.282cm"/>
    </style:style>
    <style:style style:name="ce1" style:family="table-cell">
      <loext:graphic-properties draw:textarea-vertical-align="middle"/>
      <style:paragraph-properties fo:border-left="0.03pt solid #ffffff" fo:border-right="none" fo:border-top="0.03pt solid #ffffff" fo:border-bottom="0.03pt solid #ffffff"/>
      <style:text-properties fo:color="#ffffff" style:font-name="Lao UI1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textarea-vertical-align="middle"/>
      <style:paragraph-properties fo:border="0.03pt solid #ffffff"/>
      <style:text-properties fo:color="#ffffff" style:font-name="Lao UI1"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textarea-vertical-align="middle"/>
      <style:text-properties style:font-name="Lao UI1" fo:font-size="24pt" style:font-size-asian="24pt" style:font-size-complex="24pt"/>
    </style:style>
    <style:style style:name="ce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style:font-name="Lao UI1" fo:font-size="24pt" style:font-size-asian="24pt" style:font-size-complex="24pt"/>
    </style:style>
    <style:style style:name="ce5" style:family="table-cell">
      <loext:graphic-properties draw:textarea-vertical-align="middle"/>
      <style:paragraph-properties fo:text-align="center"/>
      <style:text-properties style:font-name="Lao UI1" fo:font-size="24pt" fo:font-weight="normal" style:font-size-asian="24pt" style:font-weight-asian="normal" style:font-size-complex="24pt" style:font-weight-complex="normal"/>
    </style:style>
    <style:style style:name="P1" style:family="paragraph">
      <loext:graphic-properties draw:fill-color="#ffffff"/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color="#ffffff" style:font-name="Lao UI1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Lao UI1" fo:font-size="24pt" style:font-size-asian="24pt" style:font-size-complex="24pt"/>
    </style:style>
    <style:style style:name="T3" style:family="text">
      <style:text-properties style:font-name="Lao UI1" fo:font-size="24pt" fo:font-weight="normal" style:font-size-asian="24pt" style:font-weight-asian="normal" style:font-size-complex="24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Consolas1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color="#000080"/>
    </style:style>
    <style:style style:name="T11" style:family="text">
      <style:text-properties fo:color="#ff0000"/>
    </style:style>
    <style:style style:name="T12" style:family="text">
      <style:text-properties fo:color="#008000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ff0000" fo:font-weight="normal" style:font-weight-asian="normal" style:font-weight-complex="normal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80" fo:font-weight="normal" style:font-weight-asian="normal" style:font-weight-complex="normal"/>
    </style:style>
    <style:style style:name="T17" style:family="text">
      <style:text-properties fo:color="#008000"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100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100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100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100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100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80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80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80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80%"/>
      </text:list-level-style-bullet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Uvod u Symfony Framework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Symfony?</text:p>
          </draw:text-box>
        </draw:frame>
        <draw:frame presentation:style-name="pr5" draw:layer="layout" svg:width="31.4cm" svg:height="20cm" svg:x="1.8cm" svg:y="4.6cm" presentation:class="outline" presentation:user-transformed="true">
          <draw:text-box>
            <text:p xml:id="id1" text:id="id1">Moderni full-stack PHP framework za izradu web aplikacija.</text:p>
            <text:p xml:id="id2" text:id="id2">Web aplikacija:</text:p>
            <text:list text:style-name="L2">
              <text:list-item>
                <text:p xml:id="id3" text:id="id3">aplikacija koja na korisnikov zahtjev (eng. request) izvršava kôd koji vraća odgovarajući resurs (eng. response)</text:p>
              </text:list-item>
              <text:list-item>
                <text:p xml:id="id4" text:id="id4">Primjer: </text:p>
              </text:list-item>
            </text:list>
            <text:p/>
            <text:p/>
            <text:p/>
          </draw:text-box>
        </draw:frame>
        <draw:frame draw:style-name="standard" xml:id="id5" draw:id="id5" draw:layer="layout" svg:width="31.593cm" svg:height="10.45cm" svg:x="1.806cm" svg:y="14cm">
          <table:table table:template-name="blue" table:use-first-row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1">Zahtjev korisnika (request)</text:span></text:p>
              </table:table-cell>
              <table:table-cell table:style-name="ce2">
                <text:p text:style-name="P3"><text:span text:style-name="T1">Odgovor aplikacije (response)</text:span></text:p>
              </table:table-cell>
            </table:table-row>
            <table:table-row table:style-name="ro2">
              <table:table-cell table:style-name="ce3">
                <text:p text:style-name="P3"><text:span text:style-name="T2">http://www.adriatic.hr/hr</text:span></text:p>
              </table:table-cell>
              <table:table-cell table:style-name="ce4">
                <text:p text:style-name="P3"><text:span text:style-name="T2">HTML početne stranice Adriatic.hr-a na hrvatskom jeziku</text:span></text:p>
              </table:table-cell>
            </table:table-row>
            <table:table-row table:style-name="ro3">
              <table:table-cell table:style-name="ce3">
                <text:p text:style-name="P3"><text:span text:style-name="T2">http://m.adriatic.hr/en/private-accommodation</text:span></text:p>
              </table:table-cell>
              <table:table-cell table:style-name="ce5">
                <text:p text:style-name="P3"><text:span text:style-name="T3">HTML stranice rezultata pretrage privatnog smještaja (na engleskom)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text-style-name="P2" draw:layer="layout" svg:width="16.799cm" svg:height="13.364cm" svg:x="2.1cm" svg:y="14.107cm" presentation:class="notes">
            <draw:text-box>
              <text:p>Full stack - pruža alate za lakši razvoj svakog dijela web aplikacije, od korisničkog sučelja do baze podataka.</text:p>
            </draw:text-box>
          </draw:frame>
        </presentation:notes>
      </draw:page>
      <draw:page draw:name="page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Što je Symfony?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6" text:id="id6">Kako se Symfony uklapa u ovu definiciju?</text:p>
            <text:list text:style-name="L2">
              <text:list-item>
                <text:p xml:id="id7" text:id="id7">Kôd koji se treba izvršiti definiran je u PHP klasama</text:p>
                <text:list>
                  <text:list-item>
                    <text:p xml:id="id8" text:id="id8">PHP klase =&gt; <text:span text:style-name="T4">controllers</text:span></text:p>
                  </text:list-item>
                  <text:list-item>
                    <text:p xml:id="id9" text:id="id9"><text:span text:style-name="T4">actions </text:span><text:span text:style-name="T5">(akcije)</text:span></text:p>
                  </text:list-item>
                </text:list>
              </text:list-item>
              <text:list-item>
                <text:p xml:id="id10" text:id="id10"><text:span text:style-name="T5">Mapiranje između korisnikovog requesta i kôda u akcijama definira </text:span><text:span text:style-name="T4">routing </text:span><text:span text:style-name="T5">komponenta</text:span></text:p>
              </text:list-item>
              <text:list-item>
                <text:p xml:id="id11" text:id="id11"><text:span text:style-name="T5">Pretvaranje korisnikovog request-a u odgovarajući response akcija delegira odgovarajućim </text:span><text:span text:style-name="T4">servisima</text:span></text:p>
              </text:list-item>
              <text:list-item>
                <text:p xml:id="id12" text:id="id12"><text:span text:style-name="T5">Response koji se vraća korisniku najčešće je renderiran koristeći </text:span><text:span text:style-name="T4">templating engine</text:span>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Zašto koristiti framework?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" text:id="id13">Brži razvoj</text:p>
            <text:list text:style-name="L2">
              <text:list-item>
                <text:p xml:id="id14" text:id="id14">Umjesto da trošimo vrijeme na razvoj infrastrukture web aplikacije, možemo se usredotočiti na poslovna pravila, tj. ono što zaista želimo od aplikacije</text:p>
              </text:list-item>
            </text:list>
            <text:p xml:id="id15" text:id="id15">Veća kvaliteta</text:p>
            <text:list text:continue-numbering="true" text:style-name="L2">
              <text:list-item>
                <text:p xml:id="id16" text:id="id16">Framework slijedi najbolje prakse u razvoju web aplikacija</text:p>
              </text:list-item>
              <text:list-item>
                <text:p xml:id="id17" text:id="id17">Izbjegavamo česte zamke</text:p>
              </text:list-item>
              <text:list-item>
                <text:p xml:id="id18" text:id="id18">Lakše održavanje</text:p>
              </text:list-item>
              <text:list-item>
                <text:p xml:id="id19" text:id="id19">Proširivos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cm" svg:y="11.492cm" presentation:class="title" presentation:user-transformed="true">
          <draw:text-box>
            <text:p>Instalacija</text:p>
          </draw:text-box>
        </draw:frame>
        <draw:frame presentation:style-name="pr2" draw:text-style-name="P1" draw:layer="layout" svg:width="32.399cm" svg:height="3.4cm" svg:x="1.8cm" svg:y="18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Symfony instalacija</text:p>
          </draw:text-box>
        </draw:frame>
        <draw:frame presentation:style-name="pr5" draw:layer="layout" svg:width="32.399cm" svg:height="20cm" svg:x="1.8cm" svg:y="4.6cm" presentation:class="outline">
          <draw:text-box>
            <text:list text:style-name="L2">
              <text:list-item>
                <text:p>Službene upute se mogu naći <text:a xlink:href="https://symfony.com/doc/current/setup.html#installing-the-symfony-installer" xlink:type="simple">ovdje</text:a></text:p>
              </text:list-item>
              <text:list-item>
                <text:p>U trenutku izrade ove prezentacije najnovija verzija je 3.2</text:p>
              </text:list-item>
              <text:list-item>
                <text:p>Dva načina instalacije:</text:p>
                <text:list>
                  <text:list-item>
                    <text:p><text:a xlink:href="https://symfony.com/doc/current/setup.html#installing-the-symfony-installer" xlink:type="simple">Symfony Installer</text:a></text:p>
                  </text:list-item>
                  <text:list-item>
                    <text:p>Instalacija pomoću <text:a xlink:href="https://symfony.com/doc/current/setup.html#creating-symfony-applications-with-composer" xlink:type="simple">composer-a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Instalacija pomoću composera</text:p>
          </draw:text-box>
        </draw:frame>
        <draw:frame presentation:style-name="pr7" draw:layer="layout" svg:width="33.2cm" svg:height="20cm" svg:x="1.8cm" svg:y="4.6cm" presentation:class="outline" presentation:user-transformed="true">
          <draw:text-box>
            <text:list text:style-name="L2">
              <text:list-item>
                <text:p>Pozicioniramo se u naš workspace</text:p>
              </text:list-item>
              <text:list-item>
                <text:p>Pokrećemo naredbu:</text:p>
              </text:list-item>
            </text:list>
            <text:p><text:span text:style-name="T6">php composer.phar create-project symfony/framework-standard-edition booking</text:span></text:p>
            <text:list text:continue-numbering="true" text:style-name="L2">
              <text:list-item>
                <text:p>Ova naredba će u <text:span text:style-name="T7">booking</text:span> direktorij instalirati najnoviju verziju Symfony standard edition-a</text:p>
                <text:list>
                  <text:list-item>
                    <text:p>Sve parametre koje installer zatraži ostaviti praz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Nakon instalaci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20" text:id="id20">Početna stranica: http://{<text:span text:style-name="T5">host</text:span>}/</text:p>
              </text:list-item>
              <text:list-item>
                <text:p xml:id="id21" text:id="id21">Vrijednost {host} ovisi otkud pokrećemo aplikaciju:</text:p>
                <text:list>
                  <text:list-item>
                    <text:p xml:id="id22" text:id="id22">phpacademy.booking.{inicijali polaznika akademije}</text:p>
                  </text:list-item>
                  <text:list-item>
                    <text:p xml:id="id23" text:id="id23"><text:a xlink:href="http://localhost:8000/" xlink:type="simple">http://localhost:8000</text:a>(ako pokrećemo <text:a xlink:href="https://symfony.com/doc/current/setup.html#running-the-symfony-application" xlink:type="simple">lokalni PHP</text:a> server)</text:p>
                  </text:list-item>
                </text:list>
              </text:list-item>
              <text:list-item>
                <text:p xml:id="id24" text:id="id24">Provjera konfiguracije</text:p>
                <text:list>
                  <text:list-item>
                    <text:p xml:id="id25" text:id="id25">sa komandne linije: php bin/symfony_requirements</text:p>
                  </text:list-item>
                  <text:list-item>
                    <text:p xml:id="id26" text:id="id26">otvaranjem stranice: http://{<text:span text:style-name="T5">host</text:span>}/config.php</text:p>
                  </text:list-item>
                </text:list>
              </text:list-item>
              <text:list-item>
                <text:p xml:id="id27" text:id="id27">Provjera ima li među ovisnim paketima sigurnosnih propusta:</text:p>
                <text:list>
                  <text:list-item>
                    <text:p xml:id="id28" text:id="id28">php bin/console security:chec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nfiguracija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29" text:id="id29">Konfiguracija infrastrukture (baza, mailer):</text:p>
            <text:list text:style-name="L2">
              <text:list-item>
                <text:p xml:id="id30" text:id="id30">app/config/parameters.yml.dist</text:p>
              </text:list-item>
              <text:list-item>
                <text:p xml:id="id31" text:id="id31">app/config/parameters.yml </text:p>
                <text:list>
                  <text:list-item>
                    <text:p xml:id="id32" text:id="id32">stvara se kod pokretanja <text:span text:style-name="T8">composer install </text:span>naredbe</text:p>
                  </text:list-item>
                  <text:list-item>
                    <text:p xml:id="id33" text:id="id33">ovdje unosimo login podatke za bazu podataka</text:p>
                  </text:list-item>
                </text:list>
              </text:list-item>
            </text:list>
            <text:p xml:id="id34" text:id="id34">Konfiguracija aplikacije:</text:p>
            <text:list text:continue-numbering="true" text:style-name="L2">
              <text:list-item>
                <text:p xml:id="id35" text:id="id35">app/config/config.yml</text:p>
              </text:list-item>
              <text:list-item>
                <text:p xml:id="id36" text:id="id36">app/config/config_dev.yml</text:p>
              </text:list-item>
              <text:list-item>
                <text:p xml:id="id37" text:id="id37">app/config/config_prod.ym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Infrastrukturna konfiguracija se mijenja u ovisnosti o serveru na kojem se izvodi aplikacija, npr. na razvojnom serveru programera ili na staging ili produkcijskom serveru</text:p>
              <text:p/>
              <text:p>Aplikacijska konfiguracija mijenja ponašanje aplikacije i ne ovisi o serveru na kojem se aplikacija nalazi. Umjesto toga ovisi o okolini (eng. environment)</text:p>
              <text:p>Symfony definira okoline za najčešće slučajeve:</text:p>
              <text:list text:style-name="L1">
                <text:list-item>
                  <text:p>produkcijska je optimizirana za brzo izvršavanje</text:p>
                </text:list-item>
                <text:list-item>
                  <text:p>development okolina je optimizirana za što lakši razvoj aplikacije, sa raznim korisnim debugging alatima</text:p>
                </text:list-item>
              </text:list>
            </draw:text-box>
          </draw:frame>
        </presentation:notes>
      </draw:page>
      <draw:page draw:name="page10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Symfony environment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38" text:id="id38">Isti kod može pokrenuti sa različitim konfiguracijama.</text:p>
            <text:p xml:id="id39" text:id="id39">Symfony definira okoline za najčešće slučajeve:</text:p>
            <text:list text:style-name="L2">
              <text:list-item>
                <text:p xml:id="id40" text:id="id40">produkcijska okolina je optimizirana za brzo izvršavanje, u njoj se izvršavaju requestovi krajnjih korisnika</text:p>
              </text:list-item>
              <text:list-item>
                <text:p xml:id="id41" text:id="id41">razvojna okolina je optimizirana za što lakši razvoj aplikacije, sa raznim debugging alatima za brže otkrivanje grešaka</text:p>
              </text:list-item>
            </text:list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Odabir okoline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42" text:id="id42">Okolinu u kojoj će se aplikacija izvršavati odabiremo tako da aplikaciju učitamo preko odgovarajućeg front controllera:</text:p>
            <text:list text:style-name="L2">
              <text:list-item>
                <text:p xml:id="id43" text:id="id43">http://{<text:span text:style-name="T5">host</text:span>}/app.php =&gt; učitava produkcijsku okolinu</text:p>
              </text:list-item>
              <text:list-item>
                <text:p xml:id="id44" text:id="id44">http://{<text:span text:style-name="T5">host</text:span>}/app_dev.php =&gt; učitava razvojnu okolinu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Front controlle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45" text:id="id45"><text:a xlink:href="https://en.wikipedia.org/wiki/Front_controller" xlink:type="simple">Software design pattern</text:a></text:p>
            <text:list text:style-name="L2">
              <text:list-item>
                <text:p xml:id="id46" text:id="id46">Obrađuje sve requestove za web site</text:p>
              </text:list-item>
              <text:list-item>
                <text:p xml:id="id47" text:id="id47">Centralizira inicijalizaciju aplikacije i uključivanje globalnih feature-a (autoloading, HTTP cache, debug)</text:p>
              </text:list-item>
              <text:list-item>
                <text:p xml:id="id48" text:id="id48">Usmjerava requestove prema odgovarajućim controllerima i akcijam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Symfony front controller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49" text:id="id49"><text:span text:style-name="T4">web/app_dev.php</text:span></text:p>
            <text:list text:style-name="L2">
              <text:list-item>
                <text:p xml:id="id50" text:id="id50">za razvoj</text:p>
              </text:list-item>
              <text:list-item>
                <text:p xml:id="id51" text:id="id51">ako koristimo <text:a xlink:href="http://symfony.com/doc/current/setup/built_in_web_server.html" xlink:type="simple">ugrađeni PHP server</text:a>, ovo je zadani controller</text:p>
              </text:list-item>
              <text:list-item>
                <text:p xml:id="id52" text:id="id52">uključuje debug toolbar i prikazivanje grešaka</text:p>
              </text:list-item>
              <text:list-item>
                <text:p xml:id="id53" text:id="id53">isključuje cache</text:p>
              </text:list-item>
            </text:list>
            <text:p xml:id="id54" text:id="id54"><text:span text:style-name="T4">web/app.php</text:span></text:p>
            <text:list text:continue-numbering="true" text:style-name="L2">
              <text:list-item>
                <text:p xml:id="id55" text:id="id55"><text:span text:style-name="T5">zadani controller za produkcijsku okolinu</text:span></text:p>
              </text:list-item>
              <text:list-item>
                <text:p xml:id="id56" text:id="id56"><text:span text:style-name="T5">optimiziran za što brže izvođenje</text:span></text:p>
              </text:list-item>
              <text:list-item>
                <text:p xml:id="id57" text:id="id57"><text:span text:style-name="T5">isključuje debug toolbar i prikazivanje grešaka</text:span></text:p>
              </text:list-item>
              <text:list-item>
                <text:p xml:id="id58" text:id="id58"><text:span text:style-name="T5">uključuje logiranje grešak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PHP_25_20Akademija_25_20template_25_20v42" presentation:presentation-page-layout-name="AL1T0">
        <office:forms form:automatic-focus="false" form:apply-design-mode="false"/>
        <draw:frame presentation:style-name="pr1" draw:layer="layout" svg:width="32.399cm" svg:height="4.508cm" svg:x="1.801cm" svg:y="11.6cm" presentation:class="title" presentation:user-transformed="true">
          <draw:text-box>
            <text:p>Homepage</text:p>
          </draw:text-box>
        </draw:fram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 presentation:user-transformed="true">
          <draw:text-box>
            <text:p>Web stranice u Symfony-ju</text:p>
          </draw:text-box>
        </draw:frame>
        <draw:frame presentation:style-name="pr5" draw:layer="layout" svg:width="32.399cm" svg:height="20cm" svg:x="1.8cm" svg:y="4.6cm" presentation:class="outline">
          <draw:text-box>
            <text:p xml:id="id59" text:id="id59">U dva koraka:</text:p>
            <text:list text:style-name="L4">
              <text:list-item>
                <text:p xml:id="id60" text:id="id60"><text:s/>Stvaranje rute (eng. route) – definira URL stranice, pokazuje na akciju koju želimo izvršiti kada korisnik zatraži taj URL</text:p>
              </text:list-item>
              <text:list-item>
                <text:p xml:id="id61" text:id="id61"><text:s/>Stvaranje akcije – akcija je metoda koja gradi web stranicu</text:p>
              </text:list-item>
            </text:list>
            <text:list text:style-name="L5">
              <text:list-item>
                <text:list>
                  <text:list-item>
                    <text:p xml:id="id62" text:id="id62">Prima request od korisnika, obrađuje informacije u njemu i vraća odgovarajući odgovor (eng. response)</text:p>
                  </text:list-item>
                  <text:list-item>
                    <text:p xml:id="id63" text:id="id63">Response može biti HTML stranica, XML, JSON, txt, jpg ...</text:p>
                  </text:list-item>
                  <text:list-item>
                    <text:p xml:id="id64" text:id="id64">Request i Response su u kodu predstavljeni kao Symfony klase</text:p>
                  </text:list-item>
                  <text:list-item>
                    <text:p xml:id="id65" text:id="id65">Akcije su grupirane po Controller klasam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Homepag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 xml:id="id66" text:id="id66">URL: http://{<text:span text:style-name="T5">host</text:span>}</text:p>
              </text:list-item>
              <text:list-item>
                <text:p xml:id="id67" text:id="id67">Sadržaj: logo firme, poruka dobrodošlice</text:p>
              </text:list-item>
              <text:list-item>
                <text:p xml:id="id68" text:id="id68">Za pristup naslovnoj stranici u razvojnoj okolini koristimo:</text:p>
              </text:list-item>
            </text:list>
            <text:p xml:id="id69" text:id="id69">http://{<text:span text:style-name="T5">host</text:span>}/app_dev.php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8" draw:text-style-name="P2" draw:layer="layout" svg:width="16.799cm" svg:height="13.364cm" svg:x="2.1cm" svg:y="14.107cm" presentation:class="notes" presentation:user-transformed="true">
            <draw:text-box>
              <text:p>Primijetiti na stranici: web debug toolbar</text:p>
              <text:p>Ako se koristi ugrađeni php server, app_dev.php je defaultni front controller</text:p>
            </draw:text-box>
          </draw:frame>
        </presentation:notes>
      </draw:page>
      <draw:page draw:name="page17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About Us stranica</text:p>
          </draw:text-box>
        </draw:frame>
        <draw:frame presentation:style-name="pr7" draw:layer="layout" svg:width="32.399cm" svg:height="20cm" svg:x="1.8cm" svg:y="4.6cm" presentation:class="outline">
          <draw:text-box>
            <text:list text:style-name="L2">
              <text:list-item>
                <text:p xml:id="id70" text:id="id70">URL: </text:p>
                <text:list>
                  <text:list-item>
                    <text:p xml:id="id71" text:id="id71"><text:span text:style-name="T4">http://{host}/app_dev.php/about</text:span></text:p>
                  </text:list-item>
                  <text:list-item>
                    <text:p xml:id="id72" text:id="id72"><text:span text:style-name="T4">http://{host}/about</text:span> (produkcija)</text:p>
                  </text:list-item>
                </text:list>
              </text:list-item>
              <text:list-item>
                <text:p xml:id="id73" text:id="id73">Sadržaj: o firmi, kontakt podaci</text:p>
              </text:list-item>
              <text:list-item>
                <text:p xml:id="id74" text:id="id74">Link na homepage</text:p>
              </text:list-item>
              <text:list-item>
                <text:p xml:id="id75" text:id="id75">Link na about sa homepag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Templates</text:p>
          </draw:text-box>
        </draw:frame>
        <draw:frame presentation:style-name="pr7" draw:layer="layout" svg:width="32.399cm" svg:height="19.4cm" svg:x="1.8cm" svg:y="4.6cm" presentation:class="outline" presentation:user-transformed="true">
          <draw:text-box>
            <text:p xml:id="id76" text:id="id76">Controller delegira zadatak stvaranja responsea drugim servisima i objektima.</text:p>
            <text:list text:style-name="L6">
              <text:list-item>
                <text:p xml:id="id77" text:id="id77"><text:s/>Lakše testiranje i code reuse</text:p>
              </text:list-item>
            </text:list>
            <text:p xml:id="id78" text:id="id78">Generiranje <text:s/>HTML-a, CSS-a ili javascripta <text:span text:style-name="T4">nije </text:span><text:span text:style-name="T5">odgovornost</text:span> controllera.</text:p>
            <text:list text:continue-numbering="true" text:style-name="L6">
              <text:list-item>
                <text:p xml:id="id79" text:id="id79"><text:s/>Controller delegira stvaranje template-a templating engine-u</text:p>
              </text:list-item>
            </text:list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80" text:id="id80">Zadani template engine u Symfony-ju</text:p>
            <text:p xml:id="id81" text:id="id81"><text:a xlink:href="http://twig.sensiolabs.org/" xlink:type="simple">Prednosti</text:a> u usporedbi sa PHP-om kao template engineom:</text:p>
            <text:list text:style-name="L2">
              <text:list-item>
                <text:p xml:id="id82" text:id="id82">Sažet</text:p>
              </text:list-item>
              <text:list-item>
                <text:p xml:id="id83" text:id="id83">Sintaksa orijentirana prema lakšoj izradi template-a</text:p>
              </text:list-item>
              <text:list-item>
                <text:p xml:id="id84" text:id="id84">Podržava nasljeđivanje template-a, blokove, automatski escaping, ...</text:p>
              </text:list-item>
              <text:list-item>
                <text:p xml:id="id85" text:id="id85">Jednostava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19" presentation:class="page"/>
          <draw:frame presentation:style-name="pr8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sintaksa</text:p>
          </draw:text-box>
        </draw:frame>
        <draw:frame presentation:style-name="pr7" draw:layer="layout" svg:width="32.399cm" svg:height="20.4cm" svg:x="1.8cm" svg:y="4.6cm" presentation:class="outline" presentation:user-transformed="true">
          <draw:text-box>
            <text:p xml:id="id86" text:id="id86">Twig definira tri posebne vrste <text:a xlink:href="http://symfony.com/doc/current/templating.html#templates" xlink:type="simple">sintakse</text:a>:</text:p>
            <text:list text:style-name="L2">
              <text:list-item>
                <text:p xml:id="id87" text:id="id87">{{ ... }} - ispisuje rezultat izraza na template</text:p>
                <text:list>
                  <text:list-item>
                    <text:p xml:id="id88" text:id="id88">{{ 5 + 6 }} =&gt; 11</text:p>
                  </text:list-item>
                  <text:list-item>
                    <text:p xml:id="id89" text:id="id89">{{ 'Hello world!' }} =&gt; Hello world!</text:p>
                  </text:list-item>
                  <text:list-item>
                    <text:p xml:id="id90" text:id="id90">{{ foo }} =&gt; printa vrijednost varijable foo</text:p>
                  </text:list-item>
                </text:list>
              </text:list-item>
              <text:list-item>
                <text:p xml:id="id91" text:id="id91">{% ... %} - izvršava neku naredbu, ali ništa ne ispisuje u template</text:p>
                <text:list>
                  <text:list-item>
                    <text:p xml:id="id92" text:id="id92">{% if 2+2 == 4 %}Svijet ima smisla{% else %}WTF?{% endif %}</text:p>
                  </text:list-item>
                  <text:list-item>
                    <text:p xml:id="id93" text:id="id93">{% set foo = 5 %} =&gt; postavlja vrijednost 5 u varijablu <text:span text:style-name="T7">foo</text:span></text:p>
                  </text:list-item>
                  <text:list-item>
                    <text:p xml:id="id94" text:id="id94">{% set foo = 5 %} {{ foo - 2 }}</text:p>
                  </text:list-item>
                </text:list>
              </text:list-item>
              <text:list-item>
                <text:p xml:id="id95" text:id="id95">{# ... #} - komentar u twig kôdu, neće se prikazati na renderiranoj stranic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Filters</text:p>
          </draw:text-box>
        </draw:frame>
        <draw:frame presentation:style-name="PHP_25_20Akademija_25_20template_25_20v41-outline1" draw:layer="layout" svg:width="32.399cm" svg:height="19.6cm" svg:x="1.8cm" svg:y="4.6cm" presentation:class="outline" presentation:user-transformed="true">
          <draw:text-box>
            <text:p xml:id="id96" text:id="id96">Mijenjaju sadržaj na neki način prije ispisa.</text:p>
            <text:p xml:id="id97" text:id="id97">Odvojeni su od sadržaja koji filtriraju sa <text:span text:style-name="T7">pipe</text:span> simbolom (|)</text:p>
            <text:list text:style-name="L2">
              <text:list-item>
                <text:p xml:id="id98" text:id="id98">{{ 'hello world'|<text:span text:style-name="T9">upper</text:span> }} =&gt; HELLO WORLD</text:p>
              </text:list-item>
            </text:list>
            <text:p xml:id="id99" text:id="id99">Mogu primiti dodatne argumente unutar zagradama:</text:p>
            <text:list text:continue-numbering="true" text:style-name="L2">
              <text:list-item>
                <text:p xml:id="id100" text:id="id100">{{ list|<text:span text:style-name="T9">join(', ')</text:span> }}</text:p>
              </text:list-item>
            </text:list>
            <text:p xml:id="id101" text:id="id101">Mogu se ulančavati:</text:p>
            <text:list text:continue-numbering="true" text:style-name="L2">
              <text:list-item>
                <text:p xml:id="id102" text:id="id102">{{ 'hello world'|<text:span text:style-name="T9">upper</text:span>|<text:span text:style-name="T9">first</text:span> }} =&gt; H</text:p>
              </text:list-item>
              <text:list-item>
                <text:p xml:id="id103" text:id="id103">{{ list|<text:span text:style-name="T9">join(', ')|upper</text:span> }}</text:p>
              </text:list-item>
            </text:list>
          </draw:text-box>
        </draw:frame>
        <draw:frame presentation:style-name="PHP_25_20Akademija_25_20template_25_20v41-outline1" draw:layer="layout" svg:width="32.399cm" svg:height="9.8cm" svg:x="1.8cm" svg:y="14.4cm" presentation:class="outline" presentation:user-transformed="true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Functions</text:p>
          </draw:text-box>
        </draw:frame>
        <draw:frame presentation:style-name="pr7" draw:layer="layout" svg:width="32.399cm" svg:height="20cm" svg:x="1.8cm" svg:y="4.6cm" presentation:class="outline">
          <draw:text-box>
            <text:p xml:id="id104" text:id="id104">Generiraju neki sadržaj. Pozivaju se kao funkcije u PHP-u: ime_funkcije(arg1, arg2, ...)</text:p>
            <text:list text:style-name="L2">
              <text:list-item>
                <text:p xml:id="id105" text:id="id105">{{ range(0, 3)|<text:span text:style-name="T7">join</text:span>(', ') }} =&gt; 0, 1, 2, 3</text:p>
              </text:list-item>
              <text:list-item>
                <text:p xml:id="id106" text:id="id106">{{ <text:span text:style-name="T7">random</text:span>('ABC') }} - nasumično generira A, B ili C</text:p>
              </text:list-item>
              <text:list-item>
                <text:p xml:id="id107" text:id="id107">{{ <text:span text:style-name="T7">parent</text:span>() }} - generira sadržaj iz bloka u parent template-u</text:p>
              </text:list-item>
              <text:list-item>
                <text:p xml:id="id108" text:id="id108">{% for i in <text:span text:style-name="T7">range</text:span>(0, 3) %}{{ i }}{% endfor %} =&gt; 0123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Twig i Symfony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09" text:id="id109">U Symfony Twig template-i žive na jednoj od dvije moguće lokacije:</text:p>
            <text:list text:style-name="L4">
              <text:list-item>
                <text:p xml:id="id110" text:id="id110"><text:s/>unutar bundle-u, npr. za AppBundle: <text:span text:style-name="T4">src/AppBundle/Resources/views/</text:span></text:p>
              </text:list-item>
              <text:list-item>
                <text:p xml:id="id111" text:id="id111"><text:s/>unutar <text:span text:style-name="T4">app/Resources/views/ </text:span><text:span text:style-name="T5">direktorija</text:span></text:p>
              </text:list-item>
            </text:list>
            <text:p xml:id="id112" text:id="id112"><text:span text:style-name="T5">Za </text:span><text:span text:style-name="T5"><text:a xlink:href="http://symfony.com/doc/current/templating.html#referencing-templates-in-a-bundle" xlink:type="simple">referenciranje</text:a></text:span><text:span text:style-name="T5"> template-a unutar bundle-a koristi se notacija:</text:span></text:p>
            <text:list text:style-name="L1">
              <text:list-item>
                <text:p xml:id="id113" text:id="id113"><text:span text:style-name="T4"><text:s/></text:span><text:span text:style-name="T4">bundle:directory:filename</text:span></text:p>
              </text:list-item>
            </text:list>
            <text:p xml:id="id114" text:id="id114"><text:span text:style-name="T5">Ako zadamo samo relativnu putanju, Symfony će template tražiti u </text:span><text:span text:style-name="T4">app/Resources/views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Twig naming konvencij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15" text:id="id115">Symfony koristi posebnu konvenciju za imenovanje template datoteka:</text:p>
            <text:list text:style-name="L2">
              <text:list-item>
                <text:p xml:id="id116" text:id="id116"><text:span text:style-name="T10">naziv</text:span>.<text:span text:style-name="T11">format</text:span>.<text:span text:style-name="T12">engine</text:span></text:p>
              </text:list-item>
            </text:list>
            <text:p xml:id="id117" text:id="id117">Na primjer:</text:p>
            <text:list text:continue-numbering="true" text:style-name="L2">
              <text:list-item>
                <text:p xml:id="id118" text:id="id118"><text:span text:style-name="T10">index</text:span>.<text:span text:style-name="T11">html</text:span>.<text:span text:style-name="T12">twig</text:span></text:p>
              </text:list-item>
              <text:list-item>
                <text:p xml:id="id119" text:id="id119"><text:span text:style-name="T10">index</text:span>.<text:span text:style-name="T11">html</text:span>.<text:span text:style-name="T12">php</text:span></text:p>
              </text:list-item>
              <text:list-item>
                <text:p xml:id="id120" text:id="id120"><text:span text:style-name="T10">robots</text:span>.<text:span text:style-name="T11">txt</text:span>.<text:span text:style-name="T12">twig</text:span></text:p>
              </text:list-item>
              <text:list-item>
                <text:p xml:id="id121" text:id="id121"><text:span text:style-name="T10">styles</text:span>.<text:span text:style-name="T11">css</text:span>.<text:span text:style-name="T12">twig</text:span></text:p>
              </text:list-item>
              <text:list-item>
                <text:p xml:id="id122" text:id="id122"><text:span text:style-name="T10">accommodation</text:span>.<text:span text:style-name="T11">xml</text:span>.<text:span text:style-name="T12">twig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wig za Homepage i About us stranicu</text:p>
          </draw:text-box>
        </draw:frame>
        <draw:frame presentation:style-name="pr7" draw:layer="layout" svg:width="33cm" svg:height="20cm" svg:x="1.8cm" svg:y="4.6cm" presentation:class="outline" presentation:user-transformed="true">
          <draw:text-box>
            <text:p xml:id="id123" text:id="id123">Template-e ćemo spremati u bundle direktorij.</text:p>
            <text:p xml:id="id124" text:id="id124">Homepage:</text:p>
            <text:list text:style-name="L2">
              <text:list-item>
                <text:p xml:id="id125" text:id="id125">src/AppBundle/Resources/views/Welcome/homepage.html.twig</text:p>
              </text:list-item>
            </text:list>
            <text:p xml:id="id126" text:id="id126">About us:</text:p>
            <text:list text:continue-numbering="true" text:style-name="L2">
              <text:list-item>
                <text:p xml:id="id127" text:id="id127">sami za vježbu</text:p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Linkovi unutar aplikaci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28" text:id="id128">Standardni način</text:p>
            <text:list text:style-name="L2">
              <text:list-item>
                <text:p xml:id="id129" text:id="id129">Hardkodirani relativni URL: </text:p>
                <text:list>
                  <text:list-item>
                    <text:p xml:id="id130" text:id="id130"><text:span text:style-name="T4">/about</text:span></text:p>
                  </text:list-item>
                  <text:list-item>
                    <text:p xml:id="id131" text:id="id131"><text:span text:style-name="T4">/ </text:span><text:span text:style-name="T5">(homepage)</text:span></text:p>
                  </text:list-item>
                </text:list>
              </text:list-item>
            </text:list>
            <text:p xml:id="id132" text:id="id132"><text:span text:style-name="T5">Symfony način:</text:span></text:p>
            <text:list text:continue-numbering="true" text:style-name="L2">
              <text:list-item>
                <text:p xml:id="id133" text:id="id133"><text:span text:style-name="T5">Interna imena ruta + twig </text:span><text:span text:style-name="T9">path </text:span><text:span text:style-name="T5">helper</text:span></text:p>
              </text:list-item>
              <text:list-item>
                <text:p xml:id="id134" text:id="id134"><text:span text:style-name="T5">Unutar controllera koristimo </text:span><text:span text:style-name="T9">generateUrl() </text:span><text:span text:style-name="T13">metodu</text:span></text:p>
              </text:list-item>
              <text:list-item>
                <text:p xml:id="id135" text:id="id135"><text:span text:style-name="T5">Prednost: ne trebamo mijenjati ništa drugo u aplikaciji ako promijenimo URL rute</text:span></text:p>
              </text:list-item>
              <text:list-item>
                <text:p xml:id="id136" text:id="id136"><text:span text:style-name="T5">Naming konvencija: </text:span><text:span text:style-name="T14">ImeBundlea</text:span><text:span text:style-name="T15">_</text:span><text:span text:style-name="T16">ImeControllera</text:span><text:span text:style-name="T15">_</text:span><text:span text:style-name="T17">ImeAkcije</text:span></text:p>
                <text:list>
                  <text:list-item>
                    <text:p xml:id="id137" text:id="id137"><text:span text:style-name="T14">App</text:span><text:span text:style-name="T15">_</text:span><text:span text:style-name="T16">Welcome</text:span><text:span text:style-name="T15">_</text:span><text:span text:style-name="T17">homepage</text:span></text:p>
                  </text:list-item>
                </text:list>
              </text:list-item>
            </text:list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6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Svaka ruta u Symfony-ju može imati interno ime po kojem ju možemo referencirati unutar aplikacije. Ovo ime je skriveno od krajnjeg korisnika web stranice.</text:p>
            </draw:text-box>
          </draw:frame>
        </presentation:notes>
      </draw:page>
      <draw:page draw:name="page27" draw:style-name="dp1" draw:master-page-name="PHP_25_20Akademija_25_20template_25_20v41" presentation:presentation-page-layout-name="AL2T1">
        <office:forms form:automatic-focus="false" form:apply-design-mode="false"/>
        <draw:frame presentation:style-name="pr9" draw:layer="layout" svg:width="25.8cm" svg:height="2.508cm" svg:x="1.8cm" svg:y="1.192cm" presentation:class="title" presentation:user-transformed="true">
          <draw:text-box>
            <text:p>Izdvajanje zajedničkih elemenata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38" text:id="id138">Većina template-a u web aplikaciji sadrži neke zajedničke elemente</text:p>
            <text:list text:style-name="L2">
              <text:list-item>
                <text:p xml:id="id139" text:id="id139">Header, sidebar, footer, itd...</text:p>
              </text:list-item>
            </text:list>
            <text:p xml:id="id140" text:id="id140">Na svakoj stranici naše aplikacije imamo:</text:p>
            <text:list text:continue-numbering="true" text:style-name="L2">
              <text:list-item>
                <text:p xml:id="id141" text:id="id141">Osnovne html, head, body tagove</text:p>
              </text:list-item>
              <text:list-item>
                <text:p xml:id="id142" text:id="id142">Zajednički css</text:p>
              </text:list-item>
              <text:list-item>
                <text:p xml:id="id143" text:id="id143">Zajednički head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Rješenje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p xml:id="id144" text:id="id144">Nasljeđivanje template-a</text:p>
            <text:list text:style-name="L2">
              <text:list-item>
                <text:p xml:id="id145" text:id="id145">Slično nasljeđivanju u PHP klasama</text:p>
              </text:list-item>
              <text:list-item>
                <text:p xml:id="id146" text:id="id146">Osnovni <text:span text:style-name="T7">layout </text:span>template sadrži zajendičke elemente stranice</text:p>
              </text:list-item>
              <text:list-item>
                <text:p xml:id="id147" text:id="id147">Layout definira <text:span text:style-name="T7">blokove</text:span> koje child template može override-ati i <text:s/>zamijeniti svojim sadržajem</text:p>
              </text:list-item>
              <text:list-item>
                <text:p xml:id="id148" text:id="id148">Child blok može ispisati sadržaj bloka koji override-a pozivom {{<text:span text:style-name="T18"> parent() }}</text:span><text:span text:style-name="T7"> </text:span><text:span text:style-name="T18">funckij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8" presentation:class="page"/>
          <draw:frame presentation:style-name="pr8" draw:text-style-name="P2" draw:layer="layout" svg:width="16.799cm" svg:height="13.364cm" svg:x="2.1cm" svg:y="14.107cm" presentation:class="notes">
            <draw:text-box>
              <text:p>Primjer se može vidjeti <text:a xlink:href="http://symfony.com/doc/current/templating.html#template-inheritance-and-layouts" xlink:type="simple">na ovom linku</text:a>.</text:p>
            </draw:text-box>
          </draw:frame>
        </presentation:notes>
      </draw:page>
      <draw:page draw:name="page29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Three-level inheritance</text:p>
          </draw:text-box>
        </draw:frame>
        <draw:frame presentation:style-name="PHP_25_20Akademija_25_20template_25_20v41-outline1" draw:layer="layout" svg:width="32.399cm" svg:height="20cm" svg:x="1.8cm" svg:y="4.6cm" presentation:class="outline" presentation:user-transformed="true">
          <draw:text-box>
            <text:p xml:id="id149" text:id="id149">Za booking aplikaciju koristiti ćemo nasljeđivanje kroz tri </text:p>
            <text:p xml:id="id150" text:id="id150">razine:</text:p>
            <text:list text:style-name="L7">
              <text:list-item>
                <text:p xml:id="id151" text:id="id151"><text:s/><text:span text:style-name="T4">app/Resources/views/base.html.twig</text:span> – sadrži osnovni layout zajednički za sve stranice u aplikaciji</text:p>
              </text:list-item>
              <text:list-item>
                <text:p xml:id="id152" text:id="id152"><text:s/><text:span text:style-name="T4">src/AppBundle/Resources/views/layout.html.twig</text:span> – layout specifičan za booking aplikaciju, nasljeđuje 1.</text:p>
              </text:list-item>
              <text:list-item>
                <text:p xml:id="id153" text:id="id153"><text:s/><text:span text:style-name="T4">src/AppBundle/Resources/views/{naziv controllera}/</text:span> - pojedinačni template-i za svaku akciju, nasljeđuju 2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2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Web assets</text:p>
          </draw:text-box>
        </draw:frame>
        <draw:frame presentation:style-name="PHP_25_20Akademija_25_20template_25_20v41-outline1" draw:layer="layout" svg:width="32.399cm" svg:height="20cm" svg:x="1.8cm" svg:y="4.6cm" presentation:class="outline">
          <draw:text-box>
            <text:list text:style-name="L2">
              <text:list-item>
                <text:p xml:id="id154" text:id="id154">CSS, JavaScript, slike</text:p>
              </text:list-item>
              <text:list-item>
                <text:p xml:id="id155" text:id="id155">Symfony preporuka: web/ direktorij</text:p>
              </text:list-item>
              <text:list-item>
                <text:p xml:id="id156" text:id="id156">Generiranje linka na asset unutar Twig template-a:</text:p>
                <text:list>
                  <text:list-item>
                    <text:p xml:id="id157" text:id="id157">{{ asset('css/akademija.css') }}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0.001cm" svg:height="0.001cm" svg:x="0cm" svg:y="2.257cm" draw:page-number="3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HP_25_20Akademija_25_20template_25_20v41" presentation:presentation-page-layout-name="AL2T1">
        <office:forms form:automatic-focus="false" form:apply-design-mode="false"/>
        <draw:frame presentation:style-name="pr4" draw:layer="layout" svg:width="25.8cm" svg:height="2.508cm" svg:x="1.8cm" svg:y="1.192cm" presentation:class="title">
          <draw:text-box>
            <text:p>Korisni linkovi</text:p>
          </draw:text-box>
        </draw:frame>
        <draw:frame presentation:style-name="pr7" draw:layer="layout" svg:width="32.399cm" svg:height="20cm" svg:x="1.8cm" svg:y="4.6cm" presentation:class="outline" presentation:user-transformed="true">
          <draw:text-box>
            <text:list text:style-name="L2">
              <text:list-item>
                <text:p><text:a xlink:href="http://symfony.com/doc/current/components/yaml/yaml_format.html" xlink:type="simple">O YAML formatu</text:a></text:p>
              </text:list-item>
              <text:list-item>
                <text:p><text:a xlink:href="http://symfony.com/doc/current/best_practices/configuration.html#infrastructure-related-configuration" xlink:type="simple">Najbolje prakse u konfiguracija Symfony-ja</text:a> <text:s text:c="4"/></text:p>
              </text:list-item>
              <text:list-item>
                <text:p><text:a xlink:href="https://symfony.com/doc/current/introduction/from_flat_php_to_symfony2.html" xlink:type="simple">Symfony vs. Flat PHP</text:a></text:p>
              </text:list-item>
              <text:list-item>
                <text:p><text:a xlink:href="http://twig.sensiolabs.org/doc/templates.html#filters" xlink:type="simple">Twig filteri</text:a> i <text:a xlink:href="http://twig.sensiolabs.org/doc/templates.html#functions" xlink:type="simple">funkcije</text:a></text:p>
              </text:list-item>
              <text:list-item>
                <text:p><text:a xlink:href="http://symfony.com/doc/current/templating/inheritance.html" xlink:type="simple">Twig: organizacija template-a pomoću nasljeđivanja</text:a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31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Calibri2" svg:font-family="Calibri" style:font-family-generic="swiss"/>
    <style:font-face style:name="Consolas1" svg:font-family="Consolas" style:font-family-generic="modern" style:font-pitch="fixed"/>
    <style:font-face style:name="Liberation Mono2" svg:font-family="'Liberation Mono', 'Courier New'" style:font-family-generic="modern" style:font-pitch="fixed"/>
    <style:font-face style:name="Consolas" svg:font-family="Consolas" style:font-family-generic="modern" style:font-pitch="variable"/>
    <style:font-face style:name="Lao UI2" svg:font-family="'Lao UI'" style:font-family-generic="modern" style:font-pitch="variable"/>
    <style:font-face style:name="Liberation Mono1" svg:font-family="'Liberation Mono', 'Courier New'" style:font-family-generic="modern" style:font-pitch="variable"/>
    <style:font-face style:name="Calibri" svg:font-family="Calibri" style:font-family-generic="roman" style:font-pitch="variable"/>
    <style:font-face style:name="Lao UI" svg:font-family="'Lao UI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Lao UI1" svg:font-family="'Lao UI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ial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0000000300D1A4F8A600D53285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hr" fo:country="H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Calibri2" fo:font-family="Calibri" style:font-family-generic="swiss" fo:font-size="12pt" fo:language="hr" fo:country="BA" style:letter-kerning="true" style:font-name-asian="Arial1" style:font-family-asian="Arial" style:font-family-generic-asian="swiss" style:font-pitch-asian="variable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Calibri2" fo:font-family="Calibri" style:font-family-generic="swiss" fo:font-size="12pt"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Calibri2" fo:font-family="Calibri" style:font-family-generic="swiss"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PHP_25_20Akademija_25_20template_25_20v4-background" style:display-name="PHP%20Akademija%20template%20v4-background" style:family="presentation">
      <style:graphic-properties draw:stroke="none" draw:fill="none"/>
      <style:text-properties style:letter-kerning="true"/>
    </style:style>
    <style:style style:name="PHP_25_20Akademija_25_20template_25_20v4-backgroundobjects" style:display-name="PHP%20Akademija%20template%20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-notes" style:display-name="PHP%20Akademija%20template%20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1" style:display-name="PHP%20Akademija%20template%20v4-outline1" style:family="presentation">
      <style:graphic-properties draw:stroke="none" draw:fill="none" draw:auto-grow-height="false" draw:fit-to-size="shrink-to-fit">
        <text:list-style style:name="PHP_25_20Akademija_25_20template_25_20v4-outline1" style:display-name="PHP%20Akademija%20template%20v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outline2" style:display-name="PHP%20Akademija%20template%20v4-outline2" style:family="presentation" style:parent-style-name="PHP_25_20Akademija_25_20template_25_20v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HP_25_20Akademija_25_20template_25_20v4-outline3" style:display-name="PHP%20Akademija%20template%20v4-outline3" style:family="presentation" style:parent-style-name="PHP_25_20Akademija_25_20template_25_20v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PHP_25_20Akademija_25_20template_25_20v4-outline4" style:display-name="PHP%20Akademija%20template%20v4-outline4" style:family="presentation" style:parent-style-name="PHP_25_20Akademija_25_20template_25_20v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HP_25_20Akademija_25_20template_25_20v4-outline5" style:display-name="PHP%20Akademija%20template%20v4-outline5" style:family="presentation" style:parent-style-name="PHP_25_20Akademija_25_20template_25_20v4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6" style:display-name="PHP%20Akademija%20template%20v4-outline6" style:family="presentation" style:parent-style-name="PHP_25_20Akademija_25_20template_25_20v4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7" style:display-name="PHP%20Akademija%20template%20v4-outline7" style:family="presentation" style:parent-style-name="PHP_25_20Akademija_25_20template_25_20v4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8" style:display-name="PHP%20Akademija%20template%20v4-outline8" style:family="presentation" style:parent-style-name="PHP_25_20Akademija_25_20template_25_20v4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outline9" style:display-name="PHP%20Akademija%20template%20v4-outline9" style:family="presentation" style:parent-style-name="PHP_25_20Akademija_25_20template_25_20v4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-subtitle" style:display-name="PHP%20Akademija%20template%20v4-subtitle" style:family="presentation">
      <style:graphic-properties draw:stroke="none" draw:fill="none" draw:textarea-vertical-align="middle">
        <text:list-style style:name="PHP_25_20Akademija_25_20template_25_20v4-subtitle" style:display-name="PHP%20Akademija%20template%20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-title" style:display-name="PHP%20Akademija%20template%20v4-title" style:family="presentation">
      <style:graphic-properties draw:stroke="none" draw:fill="none" draw:textarea-vertical-align="middle">
        <text:list-style style:name="PHP_25_20Akademija_25_20template_25_20v4-title" style:display-name="PHP%20Akademija%20template%20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background" style:display-name="PHP%20Akademija%20template%20v41-background" style:family="presentation">
      <style:graphic-properties draw:stroke="none" draw:fill="none"/>
      <style:text-properties style:letter-kerning="true"/>
    </style:style>
    <style:style style:name="PHP_25_20Akademija_25_20template_25_20v41-backgroundobjects" style:display-name="PHP%20Akademija%20template%20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1-notes" style:display-name="PHP%20Akademija%20template%20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1" style:display-name="PHP%20Akademija%20template%20v41-outline1" style:family="presentation">
      <style:graphic-properties draw:stroke="none" draw:fill="none" draw:auto-grow-height="false" draw:fit-to-size="shrink-to-fit">
        <text:list-style style:name="PHP_25_20Akademija_25_20template_25_20v41-outline1" style:display-name="PHP%20Akademija%20template%20v4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outline2" style:display-name="PHP%20Akademija%20template%20v41-outline2" style:family="presentation" style:parent-style-name="PHP_25_20Akademija_25_20template_25_20v41-outline1">
      <style:paragraph-properties fo:margin-top="0.4cm" fo:margin-bottom="0cm"/>
      <style:text-properties fo:font-size="28pt" style:font-size-asian="28pt" style:font-size-complex="28pt"/>
    </style:style>
    <style:style style:name="PHP_25_20Akademija_25_20template_25_20v41-outline3" style:display-name="PHP%20Akademija%20template%20v41-outline3" style:family="presentation" style:parent-style-name="PHP_25_20Akademija_25_20template_25_20v41-outline2">
      <style:paragraph-properties fo:margin-top="0.3cm" fo:margin-bottom="0cm"/>
      <style:text-properties fo:font-size="24pt" style:font-size-asian="24pt" style:font-size-complex="24pt"/>
    </style:style>
    <style:style style:name="PHP_25_20Akademija_25_20template_25_20v41-outline4" style:display-name="PHP%20Akademija%20template%20v41-outline4" style:family="presentation" style:parent-style-name="PHP_25_20Akademija_25_20template_25_20v41-outline3">
      <style:paragraph-properties fo:margin-top="0.2cm" fo:margin-bottom="0cm"/>
      <style:text-properties fo:font-size="20pt" style:font-size-asian="20pt" style:font-size-complex="20pt"/>
    </style:style>
    <style:style style:name="PHP_25_20Akademija_25_20template_25_20v41-outline5" style:display-name="PHP%20Akademija%20template%20v41-outline5" style:family="presentation" style:parent-style-name="PHP_25_20Akademija_25_20template_25_20v41-outline4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6" style:display-name="PHP%20Akademija%20template%20v41-outline6" style:family="presentation" style:parent-style-name="PHP_25_20Akademija_25_20template_25_20v41-outline5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7" style:display-name="PHP%20Akademija%20template%20v41-outline7" style:family="presentation" style:parent-style-name="PHP_25_20Akademija_25_20template_25_20v41-outline6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8" style:display-name="PHP%20Akademija%20template%20v41-outline8" style:family="presentation" style:parent-style-name="PHP_25_20Akademija_25_20template_25_20v41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outline9" style:display-name="PHP%20Akademija%20template%20v41-outline9" style:family="presentation" style:parent-style-name="PHP_25_20Akademija_25_20template_25_20v41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1-subtitle" style:display-name="PHP%20Akademija%20template%20v41-subtitle" style:family="presentation">
      <style:graphic-properties draw:stroke="none" draw:fill="none" draw:textarea-vertical-align="middle">
        <text:list-style style:name="PHP_25_20Akademija_25_20template_25_20v41-subtitle" style:display-name="PHP%20Akademija%20template%20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1-title" style:display-name="PHP%20Akademija%20template%20v41-title" style:family="presentation">
      <style:graphic-properties draw:stroke="none" draw:fill="none" draw:textarea-vertical-align="middle">
        <text:list-style style:name="PHP_25_20Akademija_25_20template_25_20v41-title" style:display-name="PHP%20Akademija%20template%20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99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0pt" style:font-style-asian="normal" style:font-weight-asian="bold" style:font-name-complex="Mangal" style:font-family-complex="Mangal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PHP_25_20Akademija_25_20template_25_20v42-background" style:display-name="PHP%20Akademija%20template%20v4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HP_25_20Akademija_25_20template_25_20v42-backgroundobjects" style:display-name="PHP%20Akademija%20template%20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P_25_20Akademija_25_20template_25_20v42-notes" style:display-name="PHP%20Akademija%20template%20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1" style:display-name="PHP%20Akademija%20template%20v42-outline1" style:family="presentation">
      <style:graphic-properties draw:stroke="none" draw:fill="none" draw:auto-grow-height="false" draw:fit-to-size="shrink-to-fit">
        <text:list-style style:name="PHP_25_20Akademija_25_20template_25_20v42-outline1" style:display-name="PHP%20Akademija%20template%20v4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style:text-outline="false" style:text-line-through-style="none" style:text-line-through-type="none" style:font-name="Lao UI1" fo:font-family="'Lao UI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outline2" style:display-name="PHP%20Akademija%20template%20v42-outline2" style:family="presentation" style:parent-style-name="PHP_25_20Akademija_25_20template_25_20v42-outline1">
      <style:paragraph-properties fo:margin-top="0.4cm" fo:margin-bottom="0cm"/>
      <style:text-properties style:font-name="Lao UI1" fo:font-family="'Lao UI'" style:font-family-generic="swiss" style:font-pitch="variable" fo:font-size="28pt" style:font-size-asian="28pt" style:font-size-complex="28pt"/>
    </style:style>
    <style:style style:name="PHP_25_20Akademija_25_20template_25_20v42-outline3" style:display-name="PHP%20Akademija%20template%20v42-outline3" style:family="presentation" style:parent-style-name="PHP_25_20Akademija_25_20template_25_20v42-outline2">
      <style:paragraph-properties fo:margin-top="0.3cm" fo:margin-bottom="0cm"/>
      <style:text-properties style:font-name="Lao UI1" fo:font-family="'Lao UI'" style:font-family-generic="swiss" style:font-pitch="variable" fo:font-size="24pt" style:font-size-asian="24pt" style:font-size-complex="24pt"/>
    </style:style>
    <style:style style:name="PHP_25_20Akademija_25_20template_25_20v42-outline4" style:display-name="PHP%20Akademija%20template%20v42-outline4" style:family="presentation" style:parent-style-name="PHP_25_20Akademija_25_20template_25_20v42-outline3">
      <style:paragraph-properties fo:margin-top="0.2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5" style:display-name="PHP%20Akademija%20template%20v42-outline5" style:family="presentation" style:parent-style-name="PHP_25_20Akademija_25_20template_25_20v42-outline4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6" style:display-name="PHP%20Akademija%20template%20v42-outline6" style:family="presentation" style:parent-style-name="PHP_25_20Akademija_25_20template_25_20v42-outline5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7" style:display-name="PHP%20Akademija%20template%20v42-outline7" style:family="presentation" style:parent-style-name="PHP_25_20Akademija_25_20template_25_20v42-outline6">
      <style:paragraph-properties fo:margin-top="0.1cm" fo:margin-bottom="0cm"/>
      <style:text-properties style:font-name="Lao UI1" fo:font-family="'Lao UI'" style:font-family-generic="swiss" style:font-pitch="variable" fo:font-size="20pt" style:font-size-asian="20pt" style:font-size-complex="20pt"/>
    </style:style>
    <style:style style:name="PHP_25_20Akademija_25_20template_25_20v42-outline8" style:display-name="PHP%20Akademija%20template%20v42-outline8" style:family="presentation" style:parent-style-name="PHP_25_20Akademija_25_20template_25_20v42-outline7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outline9" style:display-name="PHP%20Akademija%20template%20v42-outline9" style:family="presentation" style:parent-style-name="PHP_25_20Akademija_25_20template_25_20v42-outline8">
      <style:paragraph-properties fo:margin-top="0.1cm" fo:margin-bottom="0cm"/>
      <style:text-properties fo:font-size="20pt" style:font-size-asian="20pt" style:font-size-complex="20pt"/>
    </style:style>
    <style:style style:name="PHP_25_20Akademija_25_20template_25_20v42-subtitle" style:display-name="PHP%20Akademija%20template%20v42-subtitle" style:family="presentation">
      <style:graphic-properties draw:stroke="none" draw:fill="none" draw:textarea-vertical-align="middle">
        <text:list-style style:name="PHP_25_20Akademija_25_20template_25_20v42-subtitle" style:display-name="PHP%20Akademija%20template%20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P_25_20Akademija_25_20template_25_20v42-title" style:display-name="PHP%20Akademija%20template%20v42-title" style:family="presentation">
      <style:graphic-properties draw:stroke="none" draw:fill="none" draw:textarea-vertical-align="middle">
        <text:list-style style:name="PHP_25_20Akademija_25_20template_25_20v42-title" style:display-name="PHP%20Akademija%20template%20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6.001cm" fo:page-height="27.0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HP_25_20Akademija_25_20template_25_20v4-backgroundobjects">
      <style:graphic-properties draw:stroke="none" draw:fill="none" draw:fill-color="#ffffff" draw:auto-grow-height="false" fo:min-height="1.485cm"/>
    </style:style>
    <style:style style:name="Mpr2" style:family="presentation" style:parent-style-name="PHP_25_20Akademija_25_20template_25_20v4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PHP_25_20Akademija_25_20template_25_20v41-backgroundobjects">
      <style:graphic-properties draw:stroke="none" draw:fill="none" draw:fill-color="#ffffff" draw:auto-grow-height="false" fo:min-height="1.485cm"/>
    </style:style>
    <style:style style:name="Mpr4" style:family="presentation" style:parent-style-name="PHP_25_20Akademija_25_20template_25_20v4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HP_25_20Akademija_25_20template_25_20v42-title">
      <style:graphic-properties draw:auto-grow-height="false" fo:min-height="4.509cm"/>
    </style:style>
    <style:style style:name="Mpr6" style:family="presentation" style:parent-style-name="PHP_25_20Akademija_25_20template_25_20v42-backgroundobjects">
      <style:graphic-properties draw:stroke="none" draw:fill="none" draw:fill-color="#ffffff" draw:auto-grow-height="false" fo:min-height="1.863cm"/>
    </style:style>
    <style:style style:name="Mpr7" style:family="presentation" style:parent-style-name="PHP_25_20Akademija_25_20template_25_20v42-backgroundobjects">
      <style:graphic-properties draw:stroke="none" draw:fill="none" draw:fill-color="#ffffff" draw:auto-grow-height="false" fo:min-height="1.485cm"/>
    </style:style>
    <style:style style:name="Mpr8" style:family="presentation" style:parent-style-name="PHP_25_20Akademija_25_20template_25_20v4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HP_25_20Akademija_25_20template_25_20v4" style:display-name="PHP%20Akademija%20template%20v4" style:page-layout-name="PM1" draw:style-name="Mdp1">
      <draw:frame presentation:style-name="PHP_25_20Akademija_25_20template_25_20v4-title" draw:layer="backgroundobjects" svg:width="32.399cm" svg:height="4.508cm" svg:x="1.8cm" svg:y="1.077cm" presentation:class="title" presentation:placeholder="true">
        <draw:text-box/>
      </draw:frame>
      <draw:frame presentation:style-name="PHP_25_20Akademija_25_20template_25_20v4-outline1" draw:layer="backgroundobjects" svg:width="32.399cm" svg:height="15.659cm" svg:x="1.8cm" svg:y="6.318cm" presentation:class="outline" presentation:placeholder="true">
        <draw:text-box/>
      </draw:frame>
      <presentation:notes style:page-layout-name="PM0">
        <draw:page-thumbnail presentation:style-name="PHP_25_20Akademija_25_20template_25_20v4-title" draw:layer="backgroundobjects" svg:width="14.848cm" svg:height="11.136cm" svg:x="3.075cm" svg:y="2.257cm" presentation:class="page"/>
        <draw:frame presentation:style-name="PHP_25_20Akademija_25_20template_25_20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1" style:display-name="PHP%20Akademija%20template%20v41" style:page-layout-name="PM1" draw:style-name="Mdp1">
      <draw:frame presentation:style-name="PHP_25_20Akademija_25_20template_25_20v41-title" draw:layer="backgroundobjects" svg:width="25.8cm" svg:height="2.508cm" svg:x="1.8cm" svg:y="1.192cm" presentation:class="title" presentation:placeholder="true">
        <draw:text-box/>
      </draw:frame>
      <draw:frame presentation:style-name="PHP_25_20Akademija_25_20template_25_20v41-outline1" draw:layer="backgroundobjects" svg:width="32.399cm" svg:height="20cm" svg:x="1.8cm" svg:y="4.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10.58cm" svg:height="10.58cm" svg:x="25.5cm" svg:y="0.001cm">
        <draw:image xlink:href="Pictures/100002010000012C0000012CD115707560494350.png" xlink:type="simple" xlink:show="embed" xlink:actuate="onLoad">
          <text:p/>
        </draw:image>
      </draw:frame>
      <draw:frame draw:style-name="Mgr3" draw:text-style-name="MP5" draw:layer="backgroundobjects" svg:width="4.911cm" svg:height="1.374cm" svg:x="30.289cm" svg:y="24.9cm">
        <draw:image xlink:href="Pictures/10000201000000C800000038D046C8376240DA2E.png" xlink:type="simple" xlink:show="embed" xlink:actuate="onLoad">
          <text:p/>
        </draw:image>
      </draw:frame>
      <presentation:notes style:page-layout-name="PM0">
        <draw:page-thumbnail presentation:style-name="PHP_25_20Akademija_25_20template_25_20v41-title" draw:layer="backgroundobjects" svg:width="0.001cm" svg:height="0.001cm" svg:x="0cm" svg:y="2.257cm" presentation:class="page"/>
        <draw:frame presentation:style-name="PHP_25_20Akademija_25_20template_25_20v4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P_25_20Akademija_25_20template_25_20v42" style:display-name="PHP%20Akademija%20template%20v42" style:page-layout-name="PM1" draw:style-name="Mdp2">
      <draw:frame presentation:style-name="Mpr5" draw:layer="backgroundobjects" svg:width="32.399cm" svg:height="4.508cm" svg:x="1.8cm" svg:y="1.077cm" presentation:class="title">
        <draw:text-box>
          <text:p>Click to edit the title text format</text:p>
        </draw:text-box>
      </draw:frame>
      <draw:frame presentation:style-name="PHP_25_20Akademija_25_20template_25_20v42-outline1" draw:layer="backgroundobjects" svg:width="32.399cm" svg:height="15.659cm" svg:x="1.8cm" svg:y="6.318cm" presentation:class="outline" presentation:placeholder="true">
        <draw:text-box/>
      </draw:frame>
      <draw:frame presentation:style-name="Mpr6" draw:text-style-name="MP2" draw:layer="backgroundobjects" svg:width="8.387cm" svg:height="1.862cm" svg:x="1.8cm" svg:y="24.59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1.411cm" svg:height="1.862cm" svg:x="12.312cm" svg:y="24.597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8.387cm" svg:height="1.862cm" svg:x="25.812cm" svg:y="24.59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HP_25_20Akademija_25_20template_25_20v42-title" draw:layer="backgroundobjects" svg:width="0.001cm" svg:height="0.001cm" svg:x="0cm" svg:y="2.257cm" presentation:class="page"/>
        <draw:frame presentation:style-name="PHP_25_20Akademija_25_20template_25_20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8T14:55:35.587000000</meta:creation-date>
    <dc:language>hr-HR</dc:language>
    <meta:editing-cycles>245</meta:editing-cycles>
    <meta:editing-duration>P1DT16H14M</meta:editing-duration>
    <meta:generator>LibreOffice/5.1.5.2$Windows_x86 LibreOffice_project/7a864d8825610a8c07cfc3bc01dd4fce6a9447e5</meta:generator>
    <dc:title>PHP Akademija template v4</dc:title>
    <dc:date>2016-12-08T21:14:42.941000000</dc:date>
    <meta:document-statistic meta:object-count="164"/>
    <meta:template xlink:type="simple" xlink:actuate="onRequest" xlink:title="PHP Akademija template v4" xlink:href="../PHP%20Akademija%20template%20v4.otp" meta:date="2016-11-08T14:55:35.515000000"/>
  </office:meta>
</office:document-meta>
</file>